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, 'Microsoft YaHei', Aria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First_20_line_20_indent">
      <style:text-properties officeooo:paragraph-rsid="0023b11e"/>
    </style:style>
    <style:style style:name="P2" style:family="paragraph" style:parent-style-name="Heading_20_1" style:list-style-name=""/>
    <style:style style:name="P3" style:family="paragraph" style:parent-style-name="Heading_20_2">
      <style:text-properties officeooo:paragraph-rsid="002078aa"/>
    </style:style>
    <style:style style:name="T1" style:family="text">
      <style:text-properties fo:font-size="10.5pt"/>
    </style:style>
    <style:style style:name="T2" style:family="text">
      <style:text-properties style:font-size-asian="10.5pt"/>
    </style:style>
    <style:style style:name="T3" style:family="text">
      <style:text-properties style:font-name="simsun" fo:font-size="10.5pt" fo:font-style="normal" fo:font-weight="normal"/>
    </style:style>
    <style:style style:name="T4" style:family="text">
      <style:text-properties style:font-name-asian="simsun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机械制造工艺学雨课堂讨论题</text:h>
      <text:h text:style-name="P3" text:outline-level="2"><text:span text:style-name="T1">1.</text:span><text:span text:style-name="T2">减材成形、等材成形和增材成形会相互取代吗？</text:span></text:h>
      <text:p text:style-name="First_20_line_20_indent">不会相互取代，三种成型技术各不相同，三者之间互相弥补各自的不足，三者应用场景也会因各种因素选用</text:p>
      <text:h text:style-name="P3" text:outline-level="2"><text:span text:style-name="T1">2.</text:span><text:span text:style-name="T2">采用镗刀进给的镗床镗一个深孔，讨论加工出的孔会出现什么现象？</text:span></text:h>
      <text:p text:style-name="P1">①镗刀杆上刀孔加工误差对镗孔质量的影响。</text:p>
      <text:p text:style-name="P1">②半精镗孔质量对浮销的影响②镗削用量对浮镗质量的影响。</text:p>
      <text:p text:style-name="P1">浮动镗削时应加柴油冷却与润滑，浮刀导向角要全部移入孔内后方可镗削</text:p>
      <text:h text:style-name="Heading_20_2" text:outline-level="2"><text:span text:style-name="T1">3.</text:span><text:span text:style-name="T2">拉削速度并不高，但拉削却是一种高生产率的加工方法，原因何在？</text:span></text:h>
      <text:p text:style-name="First_20_line_20_indent">拉刀是多刃刀具，在一次拉削行程中就能顺序完成孔的粗加工、精加工和精整、光整加工工作，所以生产效率高。</text:p>
      <text:h text:style-name="Heading_20_2" text:outline-level="2"><text:span text:style-name="T1">4.</text:span><text:span text:style-name="T2">与外圆表面加工相比，孔加工的条件为什么比较差？</text:span></text:h>
      <text:p text:style-name="First_20_line_20_indent"><text:span text:style-name="T3">1</text:span><text:span text:style-name="T4">）孔加工所用刀具的尺寸受被加工孔尺寸的限制，刚性差，容易产生弯曲变形和振动；</text:span></text:p>
      <text:p text:style-name="First_20_line_20_indent"><text:span text:style-name="T3">2</text:span><text:span text:style-name="T4">）用定尺寸刀具加工孔时，孔加工的尺寸往往直接取决于刀具的相应尺寸，刀具的制造误差和磨损将直接影响孔的加工精度；</text:span></text:p>
      <text:p text:style-name="First_20_line_20_indent"><text:span text:style-name="T3">3</text:span><text:span text:style-name="T4">）加工孔时，切削区在工件内部，排屑及散热条件差，加工精度和表面质量都不易控制</text:span></text:p>
      <text:p text:style-name="First_20_line_20_inden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, 'Microsoft YaHei', Aria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21:59:08.639000000</meta:creation-date>
    <dc:date>2022-09-01T11:58:45.333000000</dc:date>
    <meta:editing-duration>PT5H20M33S</meta:editing-duration>
    <meta:editing-cycles>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13" meta:word-count="431" meta:character-count="435" meta:non-whitespace-character-count="435"/>
  </office:meta>
</office:document-meta>
</file>